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5AAB785D5721DEFB26.png" manifest:media-type="image/png"/>
  <manifest:file-entry manifest:full-path="Pictures/100002010000028C000002259B2B37B17FD26A55.png" manifest:media-type="image/png"/>
  <manifest:file-entry manifest:full-path="Pictures/10000201000001D60000014CFD089A51E517FEDA.png" manifest:media-type="image/png"/>
  <manifest:file-entry manifest:full-path="Pictures/1000020100000110000000887FCC669D31824997.png" manifest:media-type="image/png"/>
  <manifest:file-entry manifest:full-path="Pictures/100002010000042E000001DC1C878C4E5D36C1F7.png" manifest:media-type="image/png"/>
  <manifest:file-entry manifest:full-path="Pictures/10000201000001B20000024BC18AC4D32C247CC4.png" manifest:media-type="image/png"/>
  <manifest:file-entry manifest:full-path="Pictures/100002010000042E000001DC325CF5BC601D5F90.png" manifest:media-type="image/png"/>
  <manifest:file-entry manifest:full-path="Pictures/1000020100000246000004083B1C5DF662F0729F.png" manifest:media-type="image/png"/>
  <manifest:file-entry manifest:full-path="Pictures/1000020100000097000001A573B1CDF36EB4B9EB.png" manifest:media-type="image/png"/>
  <manifest:file-entry manifest:full-path="Pictures/100002010000012E0000011367472D0EDE70F8EF.png" manifest:media-type="image/png"/>
  <manifest:file-entry manifest:full-path="Pictures/1000020100000099000001B4A61BCCDA8C2A769A.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Pictures/1000020100000099000001B476BF782099213261.png" manifest:media-type="image/png"/>
  <manifest:file-entry manifest:full-path="Pictures/100002010000017600000156F87E0AA151EA3814.png" manifest:media-type="image/png"/>
  <manifest:file-entry manifest:full-path="Pictures/1000020100000213000001308535F9F49BA1BF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5669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5840560" text:id="ct55840560">
          <text:insertion>
            <office:change-info>
              <dc:creator>Sara Boch</dc:creator>
              <dc:date>2013-12-10T09:40:00</dc:date>
            </office:change-info>
          </text:insertion>
        </text:changed-region>
        <text:changed-region xml:id="ct55838368" text:id="ct55838368">
          <text:deletion>
            <office:change-info>
              <dc:creator>Sara Boch</dc:creator>
              <dc:date>2013-12-10T09:55:00</dc:date>
            </office:change-info>
            <text:p text:style-name="P1">Picture 2.</text:p>
          </text:deletion>
        </text:changed-region>
        <text:changed-region xml:id="ct55923856" text:id="ct55923856">
          <text:insertion>
            <office:change-info>
              <dc:creator>Sara Boch</dc:creator>
              <dc:date>2013-12-10T09:55:00</dc:date>
            </office:change-info>
          </text:insertion>
        </text:changed-region>
        <text:changed-region xml:id="ct55947520" text:id="ct55947520">
          <text:insertion>
            <office:change-info>
              <dc:creator>Sara Boch</dc:creator>
              <dc:date>2013-12-10T09:59:00</dc:date>
            </office:change-info>
          </text:insertion>
        </text:changed-region>
        <text:changed-region xml:id="ct55964048" text:id="ct55964048">
          <text:insertion>
            <office:change-info>
              <dc:creator>Sara Boch</dc:creator>
              <dc:date>2013-12-10T10:00:00</dc:date>
            </office:change-info>
          </text:insertion>
        </text:changed-region>
        <text:changed-region xml:id="ct55964352" text:id="ct55964352">
          <text:deletion>
            <office:change-info>
              <dc:creator>Sara Boch</dc:creator>
              <dc:date>2013-12-10T10:00:00</dc:date>
            </office:change-info>
            <text:p text:style-name="P2">customise</text:p>
          </text:deletion>
        </text:changed-region>
        <text:changed-region xml:id="ct55992304" text:id="ct55992304">
          <text:insertion>
            <office:change-info>
              <dc:creator>Sara Boch</dc:creator>
              <dc:date>2013-12-10T10:06:00</dc:date>
            </office:change-info>
          </text:insertion>
        </text:changed-region>
        <text:changed-region xml:id="ct56000560" text:id="ct56000560">
          <text:insertion>
            <office:change-info>
              <dc:creator>Sara Boch</dc:creator>
              <dc:date>2013-12-10T10:04:00</dc:date>
            </office:change-info>
          </text:insertion>
        </text:changed-region>
        <text:changed-region xml:id="ct56001904" text:id="ct56001904">
          <text:insertion>
            <office:change-info>
              <dc:creator>Sara Boch</dc:creator>
              <dc:date>2013-12-10T10:19:00</dc:date>
            </office:change-info>
          </text:insertion>
        </text:changed-region>
        <text:changed-region xml:id="ct55985536" text:id="ct55985536">
          <text:insertion>
            <office:change-info>
              <dc:creator>Sara Boch</dc:creator>
              <dc:date>2013-12-10T10:21:00</dc:date>
            </office:change-info>
          </text:insertion>
        </text:changed-region>
        <text:changed-region xml:id="ct55988400" text:id="ct55988400">
          <text:deletion>
            <office:change-info>
              <dc:creator>Sara Boch</dc:creator>
              <dc:date>2013-12-10T10:22:00</dc:date>
            </office:change-info>
            <text:p text:style-name="P3">s</text:p>
          </text:deletion>
        </text:changed-region>
        <text:changed-region xml:id="ct55986064" text:id="ct55986064">
          <text:insertion>
            <office:change-info>
              <dc:creator>Sara Boch</dc:creator>
              <dc:date>2013-12-10T10:41:00</dc:date>
            </office:change-info>
          </text:insertion>
        </text:changed-region>
        <text:changed-region xml:id="ct55986512" text:id="ct55986512">
          <text:deletion>
            <office:change-info>
              <dc:creator>Sara Boch</dc:creator>
              <dc:date>2013-12-10T10:23:00</dc:date>
            </office:change-info>
            <text:p text:style-name="P4">s</text:p>
          </text:deletion>
        </text:changed-region>
        <text:changed-region xml:id="ct55986288" text:id="ct55986288">
          <text:deletion>
            <office:change-info>
              <dc:creator>Sara Boch</dc:creator>
              <dc:date>2013-12-10T10:41:00</dc:date>
            </office:change-info>
            <text:p text:style-name="P5">ali</text:p>
          </text:deletion>
        </text:changed-region>
        <text:changed-region xml:id="ct56017968" text:id="ct56017968">
          <text:insertion>
            <office:change-info>
              <dc:creator>Sara Boch</dc:creator>
              <dc:date>2013-12-10T10:23:00</dc:date>
            </office:change-info>
          </text:insertion>
        </text:changed-region>
        <text:changed-region xml:id="ct55991664" text:id="ct55991664">
          <text:insertion>
            <office:change-info>
              <dc:creator>Sara Boch</dc:creator>
              <dc:date>2013-12-10T10:41:00</dc:date>
            </office:change-info>
          </text:insertion>
        </text:changed-region>
        <text:changed-region xml:id="ct56009248" text:id="ct56009248">
          <text:deletion>
            <office:change-info>
              <dc:creator>Sara Boch</dc:creator>
              <dc:date>2013-12-10T10:24:00</dc:date>
            </office:change-info>
            <text:p text:style-name="P4">s</text:p>
          </text:deletion>
        </text:changed-region>
        <text:changed-region xml:id="ct55997824" text:id="ct55997824">
          <text:deletion>
            <office:change-info>
              <dc:creator>Sara Boch</dc:creator>
              <dc:date>2013-12-10T10:41:00</dc:date>
            </office:change-info>
            <text:p text:style-name="P5">ali</text:p>
          </text:deletion>
        </text:changed-region>
        <text:changed-region xml:id="ct54627232" text:id="ct54627232">
          <text:deletion>
            <office:change-info>
              <dc:creator>Sara Boch</dc:creator>
              <dc:date>2013-12-10T10:35:00</dc:date>
            </office:change-info>
            <text:p text:style-name="P6">1</text:p>
          </text:deletion>
        </text:changed-region>
        <text:changed-region xml:id="ct56110208" text:id="ct56110208">
          <text:format-change>
            <office:change-info>
              <dc:creator>Sara Boch</dc:creator>
              <dc:date>2013-12-10T10:51:00</dc:date>
            </office:change-info>
          </text:format-change>
        </text:changed-region>
        <text:changed-region xml:id="ct56111440" text:id="ct56111440">
          <text:format-change>
            <office:change-info>
              <dc:creator>Sara Boch</dc:creator>
              <dc:date>2013-12-10T10:51:00</dc:date>
            </office:change-info>
          </text:format-change>
        </text:changed-region>
        <text:changed-region xml:id="ct56111952" text:id="ct56111952">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5">8</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5840560"/><text:span text:style-name="T21">m</text:span><text:change-end text:change-id="ct55840560"/>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325CF5BC601D5F90.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55838368"/><text:change-start text:change-id="ct55923856"/><text:soft-page-break/>Picture 2.<text:change-end text:change-id="ct55923856"/></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5947520"/> <text:change-end text:change-id="ct55947520"/>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8535F9F49BA1BF20.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5964048"/><text:span text:style-name="T1">customize</text:span><text:change-end text:change-id="ct55964048"/><text:change text:change-id="ct55964352"/>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67472D0EDE70F8EF.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5992304"/><text:span text:style-name="T1">s</text:span><text:change-end text:change-id="ct55992304"/> need to be done at once. To configure this aspect you can click <text:span text:style-name="T2">Configure</text:span> button below the label <text:span text:style-name="T2">Simulation </text:span><text:soft-page-break/><text:span text:style-name="T2">Steps</text:span>. You will then get<text:change-start text:change-id="ct56000560"/> <text:change-end text:change-id="ct56000560"/><text:change-start text:change-id="ct56001904"/><text:span text:style-name="T22">the</text:span><text:change-end text:change-id="ct56001904"/>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F87E0AA151EA3814.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3B1C5DF662F0729F.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5985536"/><text:span text:style-name="T22">s</text:span><text:change-end text:change-id="ct55985536"/> in the right column. The first configuration option<text:change text:change-id="ct55988400"/> is for <text:span text:style-name="T2">Energy Minim</text:span><text:change-start text:change-id="ct55986064"/><text:span text:style-name="T3">iz</text:span><text:change-end text:change-id="ct55986064"/><text:change text:change-id="ct55986512"/><text:change text:change-id="ct55986288"/><text:span text:style-name="T2">ation</text:span>. This step is performed after adding molecule to water box. Some atoms in that system may collide. The purpose is to move water atoms a bit, so dynamics simulation will not start in <text:change-start text:change-id="ct56017968"/><text:span text:style-name="T23">a </text:span><text:change-end text:change-id="ct5601796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5991664"/><text:span text:style-name="T3">iz</text:span><text:change-end text:change-id="ct55991664"/><text:change text:change-id="ct56009248"/><text:change text:change-id="ct55997824"/><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C18AC4D32C247CC4.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AB785D5721DEFB2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FD089A51E517FEDA.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54627232"/><text:span text:style-name="T13">2</text:span>.0:</text:p>
      <text:list xml:id="list7451709636939964348"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8392096165986340576"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6110208"/><text:span text:style-name="T20">btchtm</text:span>@ug.<text:change-end text:change-id="ct56110208"/><text:span text:style-name="T24">edu</text:span><text:change-start text:change-id="ct56111440"/>.pl<text:change-end text:change-id="ct56111440"/>)<text:change-start text:change-id="ct56111952"/></text:p>
      <text:p text:style-name="P8">- Sara Boch Kminikowska<text:change-end text:change-id="ct56111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57</meta:editing-cycles>
    <dc:date>2017-06-14T12:00:31.706951629</dc:date>
    <meta:editing-duration>PT3H56M31S</meta:editing-duration>
    <meta:document-statistic meta:table-count="0" meta:image-count="16" meta:object-count="0" meta:page-count="18" meta:paragraph-count="106" meta:word-count="1751" meta:character-count="10769" meta:non-whitespace-character-count="9104"/>
  </office:meta>
</office:document-meta>
</file>